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horizontal-align="justify" draw:textarea-vertical-align="top" fo:padding-top="0.23cm" fo:padding-bottom="0.23cm" fo:padding-left="0.35cm" fo:padding-right="0.35cm"/>
    </style:style>
    <style:style style:name="gr2" style:family="graphic" style:parent-style-name="objectwithoutfill">
      <style:graphic-properties draw:marker-end="Arrow" draw:marker-end-width="0.3cm" draw:fill="none" draw:textarea-vertical-align="bottom" fo:padding-top="-0.5cm"/>
    </style:style>
    <style:style style:name="gr3" style:family="graphic" style:parent-style-name="objectwithoutfill">
      <style:graphic-properties draw:marker-end="Arrow" draw:marker-end-width="0.3cm" draw:fill="none" draw:textarea-vertical-align="bottom" fo:padding-top="-0.5cm" fo:padding-left="-1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bottom" fo:padding-top="-0.5cm" fo:padding-left="0.8cm"/>
    </style:style>
    <style:style style:name="gr10" style:family="graphic" style:parent-style-name="objectwithoutfill">
      <style:graphic-properties draw:marker-end="Arrow" draw:marker-end-width="0.3cm" draw:fill="none" draw:textarea-vertical-align="bottom" fo:padding-top="-0.5cm" fo:padding-bottom="0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0.897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cm"/>
    </style:style>
    <style:style style:name="gr15" style:family="graphic" style:parent-style-name="standard">
      <style:graphic-properties draw:stroke="none" svg:stroke-color="#000000" draw:fill="none" draw:fill-color="#ffffff" fo:min-height="0.9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 draw:start-line-spacing-vertical="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4.1cm" svg:y1="2.8cm" svg:x2="10.6cm" svg:y2="2.9cm">
          <text:p/>
        </draw:line>
        <draw:line draw:style-name="gr2" draw:text-style-name="P3" draw:layer="layout" svg:x1="5.2cm" svg:y1="3cm" svg:x2="5.2cm" svg:y2="5.2cm">
          <text:p text:style-name="P2"><text:span text:style-name="T1">Host1</text:span></text:p>
        </draw:line>
        <draw:polyline draw:style-name="gr3" draw:text-style-name="P3" draw:layer="layout" svg:width="4.299cm" svg:height="0cm" draw:transform="rotate (-1.5707963267949) translate (7.2cm 2.9cm)" svg:viewBox="0 0 4300 0" draw:points="0,0 2300,0 4300,0">
          <text:p text:style-name="P3"><text:span text:style-name="T1">Host2</text:span></text:p>
        </draw:polyline>
        <draw:frame draw:style-name="gr4" draw:text-style-name="P4" draw:layer="layout" svg:width="6.949cm" svg:height="0.806cm" svg:x="11.2cm" svg:y="2.5cm">
          <draw:text-box>
            <text:p><text:span text:style-name="T2">Init framework with params</text:span></text:p>
          </draw:text-box>
        </draw:frame>
        <draw:line draw:style-name="gr5" draw:text-style-name="P1" draw:layer="layout" svg:x1="4.1cm" svg:y1="5.2cm" svg:x2="10.7cm" svg:y2="5.2cm">
          <text:p/>
        </draw:line>
        <draw:frame draw:style-name="gr6" draw:text-style-name="P5" draw:layer="layout" svg:width="9.388cm" svg:height="1.361cm" svg:x="11.212cm" svg:y="4.539cm">
          <draw:text-box>
            <text:p text:style-name="P1"><text:span text:style-name="T3">Create VM disk clone (only first machine</text:span><text:span text:style-name="T3"><text:line-break/></text:span><text:span text:style-name="T3">prepare VM disk clone).</text:span></text:p>
          </draw:text-box>
        </draw:frame>
        <draw:line draw:style-name="gr5" draw:text-style-name="P1" draw:layer="layout" svg:x1="4.2cm" svg:y1="7.2cm" svg:x2="10.6cm" svg:y2="7.2cm">
          <text:p/>
        </draw:line>
        <draw:frame draw:style-name="gr4" draw:text-style-name="P6" draw:layer="layout" svg:width="8.694cm" svg:height="0.806cm" svg:x="11.212cm" svg:y="6.894cm">
          <draw:text-box>
            <text:p><text:span text:style-name="T3">Wait until disk image clone has done.</text:span></text:p>
          </draw:text-box>
        </draw:frame>
        <draw:line draw:style-name="gr7" draw:text-style-name="P1" draw:layer="layout" svg:x1="5.2cm" svg:y1="5.2cm" svg:x2="5.2cm" svg:y2="7.2cm">
          <text:p/>
        </draw:line>
        <draw:line draw:style-name="gr7" draw:text-style-name="P1" draw:layer="layout" svg:x1="5.2cm" svg:y1="7.2cm" svg:x2="5.2cm" svg:y2="9.2cm">
          <text:p/>
        </draw:line>
        <draw:line draw:style-name="gr7" draw:text-style-name="P1" draw:layer="layout" svg:x1="7.2cm" svg:y1="7.2cm" svg:x2="7.2cm" svg:y2="9.2cm">
          <text:p/>
        </draw:line>
        <draw:line draw:style-name="gr7" draw:text-style-name="P1" draw:layer="layout" svg:x1="9.2cm" svg:y1="7.2cm" svg:x2="9.2cm" svg:y2="9.2cm">
          <text:p/>
        </draw:line>
        <draw:line draw:style-name="gr1" draw:text-style-name="P1" draw:layer="layout" svg:x1="4.1cm" svg:y1="27.2cm" svg:x2="10.7cm" svg:y2="27.2cm">
          <text:p/>
        </draw:line>
        <draw:line draw:style-name="gr7" draw:text-style-name="P1" draw:layer="layout" svg:x1="5.2cm" svg:y1="24.2cm" svg:x2="5.2cm" svg:y2="27cm">
          <text:p/>
        </draw:line>
        <draw:line draw:style-name="gr7" draw:text-style-name="P1" draw:layer="layout" svg:x1="7.2cm" svg:y1="24.2cm" svg:x2="7.2cm" svg:y2="27.1cm">
          <text:p/>
        </draw:line>
        <draw:line draw:style-name="gr7" draw:text-style-name="P1" draw:layer="layout" svg:x1="9.2cm" svg:y1="24.2cm" svg:x2="9.2cm" svg:y2="27.1cm">
          <text:p/>
        </draw:line>
        <draw:frame draw:style-name="gr8" draw:text-style-name="P4" draw:layer="layout" svg:width="10.288cm" svg:height="1cm" svg:x="11.212cm" svg:y="26.7cm">
          <draw:text-box>
            <text:p><text:span text:style-name="T2">Wait for migration scenario finish</text:span></text:p>
          </draw:text-box>
        </draw:frame>
        <draw:polyline draw:style-name="gr3" draw:text-style-name="P3" draw:layer="layout" svg:width="4.199cm" svg:height="0cm" draw:transform="rotate (-1.5707963267949) translate (9.2cm 3cm)" svg:viewBox="0 0 4200 0" draw:points="0,0 2200,0 4200,0">
          <text:p text:style-name="P3"><text:span text:style-name="T1">Host3</text:span></text:p>
        </draw:polyline>
        <draw:frame draw:style-name="gr4" draw:text-style-name="P7" draw:layer="layout" svg:width="10.015cm" svg:height="0.962cm" svg:x="7.09cm" svg:y="1.138cm">
          <draw:text-box>
            <text:p><text:span text:style-name="T4">Multi Host Migration</text:span><text:span text:style-name="T5"> </text:span><text:span text:style-name="T4">framework</text:span></text:p>
          </draw:text-box>
        </draw:frame>
        <draw:line draw:style-name="gr5" draw:text-style-name="P1" draw:layer="layout" svg:x1="4.2cm" svg:y1="9.2cm" svg:x2="10.7cm" svg:y2="9.2cm">
          <text:p/>
        </draw:line>
        <draw:line draw:style-name="gr5" draw:text-style-name="P1" draw:layer="layout" svg:x1="4.1cm" svg:y1="24.2cm" svg:x2="10.7cm" svg:y2="24.2cm">
          <text:p/>
        </draw:line>
        <draw:frame draw:style-name="gr4" draw:text-style-name="P4" draw:layer="layout" svg:width="6.204cm" svg:height="0.806cm" svg:x="11.205cm" svg:y="8.7cm">
          <draw:text-box>
            <text:p><text:span text:style-name="T2">Start migration scenerio</text:span></text:p>
          </draw:text-box>
        </draw:frame>
        <draw:line draw:style-name="gr2" draw:text-style-name="P8" draw:layer="layout" svg:x1="5.2cm" svg:y1="9.2cm" svg:x2="9.2cm" svg:y2="14.2cm">
          <text:p text:style-name="P1"><text:span text:style-name="T6">Migration VM2</text:span></text:p>
        </draw:line>
        <draw:line draw:style-name="gr2" draw:text-style-name="P8" draw:layer="layout" svg:x1="5.2cm" svg:y1="19.2cm" svg:x2="7.2cm" svg:y2="24.2cm">
          <text:p text:style-name="P1"><text:span text:style-name="T6">Migration VM1</text:span></text:p>
        </draw:line>
        <draw:line draw:style-name="gr5" draw:text-style-name="P1" draw:layer="layout" svg:x1="4.1cm" svg:y1="14.2cm" svg:x2="10.7cm" svg:y2="14.2cm">
          <text:p/>
        </draw:line>
        <draw:line draw:style-name="gr9" draw:text-style-name="P8" draw:layer="layout" svg:x1="5.2cm" svg:y1="11cm" svg:x2="7.2cm" svg:y2="14.2cm">
          <text:p text:style-name="P1"><text:span text:style-name="T6">Migration VM1</text:span></text:p>
        </draw:line>
        <draw:line draw:style-name="gr2" draw:text-style-name="P8" draw:layer="layout" svg:x1="9.2cm" svg:y1="14.2cm" svg:x2="7.2cm" svg:y2="19.2cm">
          <text:p text:style-name="P1"><text:span text:style-name="T6">Migration VM2</text:span></text:p>
        </draw:line>
        <draw:line draw:style-name="gr5" draw:text-style-name="P1" draw:layer="layout" svg:x1="4.1cm" svg:y1="19.2cm" svg:x2="10.7cm" svg:y2="19.2cm">
          <text:p/>
        </draw:line>
        <draw:line draw:style-name="gr10" draw:text-style-name="P8" draw:layer="layout" svg:x1="7.2cm" svg:y1="14.2cm" svg:x2="5.2cm" svg:y2="19.2cm">
          <text:p text:style-name="P1"><text:span text:style-name="T6">Migration VM1</text:span></text:p>
        </draw:line>
        <draw:line draw:style-name="gr2" draw:text-style-name="P8" draw:layer="layout" svg:x1="7.2cm" svg:y1="19.2cm" svg:x2="5.2cm" svg:y2="24.1cm">
          <text:p text:style-name="P1"><text:span text:style-name="T6">Migration VM2</text:span></text:p>
        </draw:line>
        <draw:frame draw:style-name="gr8" draw:text-style-name="P9" draw:layer="layout" svg:width="9.2cm" svg:height="1.275cm" svg:x="11.2cm" svg:y="9.3cm">
          <draw:text-box>
            <text:p text:style-name="P9"><text:span text:style-name="T7">Mig1 = self.migrate(„vm1“, host1, host2)</text:span></text:p>
            <text:p text:style-name="P9"><text:span text:style-name="T7">Mig2 = self.migrate(„vm2“, host1, host3)</text:span></text:p>
          </draw:text-box>
        </draw:frame>
        <draw:frame draw:style-name="gr11" draw:text-style-name="P9" draw:layer="layout" svg:width="8.9cm" svg:height="1.275cm" svg:x="11.2cm" svg:y="14.425cm">
          <draw:text-box>
            <text:p text:style-name="P9"><text:span text:style-name="T7">Mig3 = self.migrate(„vm1“, host2, host1)</text:span></text:p>
            <text:p text:style-name="P9"><text:span text:style-name="T7">Mig4 = self.migrate(„vm2“, host3, host2)</text:span></text:p>
          </draw:text-box>
        </draw:frame>
        <draw:frame draw:style-name="gr11" draw:text-style-name="P9" draw:layer="layout" svg:width="8.9cm" svg:height="1.275cm" svg:x="11.2cm" svg:y="19.6cm">
          <draw:text-box>
            <text:p text:style-name="P9"><text:span text:style-name="T7">Mig5 = self.migrate(„vm1“, host1, host2)</text:span></text:p>
            <text:p text:style-name="P9"><text:span text:style-name="T7">Mig6 = self.migrate(„vm2“, host2, host1)</text:span></text:p>
          </draw:text-box>
        </draw:frame>
        <draw:frame draw:style-name="gr12" draw:text-style-name="P9" draw:layer="layout" svg:width="2.8cm" svg:height="1.275cm" svg:x="11.2cm" svg:y="13cm">
          <draw:text-box>
            <text:p text:style-name="P9"><text:span text:style-name="T7">Mig1.join()</text:span></text:p>
            <text:p text:style-name="P9"><text:span text:style-name="T7">Mig2.join()</text:span></text:p>
          </draw:text-box>
        </draw:frame>
        <draw:frame draw:style-name="gr11" draw:text-style-name="P10" draw:layer="layout" svg:width="8.3cm" svg:height="1.275cm" svg:x="11.2cm" svg:y="18.2cm">
          <draw:text-box>
            <text:p><text:span text:style-name="T7">Mig3.join()</text:span></text:p>
            <text:p><text:span text:style-name="T7">Mig4.join()</text:span></text:p>
          </draw:text-box>
        </draw:frame>
        <draw:frame draw:style-name="gr13" draw:text-style-name="P9" draw:layer="layout" svg:width="2.74cm" svg:height="1.275cm" svg:x="11.22cm" svg:y="23.2cm">
          <draw:text-box>
            <text:p text:style-name="P9"><text:span text:style-name="T7">Mig1.join()</text:span></text:p>
            <text:p text:style-name="P9"><text:span text:style-name="T7">Mig2.join()</text:span></text:p>
          </draw:text-box>
        </draw:frame>
        <draw:line draw:style-name="gr1" draw:text-style-name="P1" xml:id="id1" draw:id="id1" draw:layer="layout" svg:x1="25.4cm" svg:y1="7.3cm" svg:x2="31.6cm" svg:y2="7.3cm">
          <text:p/>
        </draw:line>
        <draw:line draw:style-name="gr2" draw:text-style-name="P12" draw:layer="layout" svg:x1="26.2cm" svg:y1="7.4cm" svg:x2="26.2cm" svg:y2="10.3cm">
          <text:p text:style-name="P11"><text:span text:style-name="T8">Source</text:span></text:p>
        </draw:line>
        <draw:frame draw:style-name="gr14" draw:text-style-name="P14" draw:layer="layout" svg:width="5.288cm" svg:height="1.4cm" svg:x="31.712cm" svg:y="6.9cm">
          <draw:text-box>
            <text:p text:style-name="P13"><text:span text:style-name="T3">Start Migration from Source to Dest</text:span></text:p>
          </draw:text-box>
        </draw:frame>
        <draw:line draw:style-name="gr7" draw:text-style-name="P1" draw:layer="layout" svg:x1="30.2cm" svg:y1="7.4cm" svg:x2="30.2cm" svg:y2="22.3cm">
          <text:p/>
        </draw:line>
        <draw:line draw:style-name="gr1" draw:text-style-name="P1" draw:layer="layout" svg:x1="25.3cm" svg:y1="22.3cm" svg:x2="31.5cm" svg:y2="22.3cm">
          <text:p/>
        </draw:line>
        <draw:frame draw:style-name="gr8" draw:text-style-name="P6" draw:layer="layout" svg:width="6.3cm" svg:height="1cm" svg:x="31.7cm" svg:y="21.8cm">
          <draw:text-box>
            <text:p><text:span text:style-name="T3">Wait for migration finish</text:span></text:p>
          </draw:text-box>
        </draw:frame>
        <draw:line draw:style-name="gr5" draw:text-style-name="P1" draw:layer="layout" svg:x1="25.6cm" svg:y1="10.3cm" svg:x2="31.4cm" svg:y2="10.3cm">
          <text:p/>
        </draw:line>
        <draw:frame draw:style-name="gr15" draw:text-style-name="P6" draw:layer="layout" svg:width="6.8cm" svg:height="1.15cm" svg:x="31.8cm" svg:y="9.95cm">
          <draw:text-box>
            <text:p><text:span text:style-name="T3">Wait for prepare VM</text:span></text:p>
          </draw:text-box>
        </draw:frame>
        <draw:frame draw:style-name="gr16" draw:text-style-name="P5" draw:layer="layout" svg:width="6.788cm" svg:height="0.806cm" svg:x="31.712cm" svg:y="15.994cm">
          <draw:text-box>
            <text:p text:style-name="P13"><text:span text:style-name="T3">Wait for VM migration finish</text:span></text:p>
          </draw:text-box>
        </draw:frame>
        <draw:line draw:style-name="gr2" draw:text-style-name="P12" draw:layer="layout" svg:x1="26.2cm" svg:y1="10.3cm" svg:x2="26.2cm" svg:y2="14.2cm">
          <text:p text:style-name="P11"><text:span text:style-name="T2">Start </text:span><text:span text:style-name="T8">Work</text:span></text:p>
        </draw:line>
        <draw:line draw:style-name="gr7" draw:text-style-name="P1" draw:layer="layout" svg:x1="28.2cm" svg:y1="10.3cm" svg:x2="28.2cm" svg:y2="16.4cm">
          <text:p/>
        </draw:line>
        <draw:line draw:style-name="gr5" draw:text-style-name="P1" draw:layer="layout" svg:x1="25.6cm" svg:y1="16.4cm" svg:x2="31.4cm" svg:y2="16.4cm">
          <text:p/>
        </draw:line>
        <draw:line draw:style-name="gr7" draw:text-style-name="P1" draw:layer="layout" svg:x1="26.2cm" svg:y1="16.4cm" svg:x2="26.2cm" svg:y2="22.2cm">
          <text:p/>
        </draw:line>
        <draw:line draw:style-name="gr2" draw:text-style-name="P12" draw:layer="layout" svg:x1="28.2cm" svg:y1="16.4cm" svg:x2="28.2cm" svg:y2="22.2cm">
          <text:p text:style-name="P11"><text:span text:style-name="T2">Check </text:span><text:span text:style-name="T8">Work</text:span></text:p>
        </draw:line>
        <draw:line draw:style-name="gr5" draw:text-style-name="P1" draw:layer="layout" svg:x1="25.6cm" svg:y1="10.3cm" svg:x2="31.4cm" svg:y2="10.3cm">
          <text:p/>
        </draw:line>
        <draw:line draw:style-name="gr2" draw:text-style-name="P12" draw:layer="layout" svg:x1="28.2cm" svg:y1="7.4cm" svg:x2="28.2cm" svg:y2="10.3cm">
          <text:p text:style-name="P11"><text:span text:style-name="T8">Dest</text:span></text:p>
        </draw:line>
        <draw:line draw:style-name="gr5" draw:text-style-name="P1" draw:layer="layout" svg:x1="25.6cm" svg:y1="14.3cm" svg:x2="31.4cm" svg:y2="14.3cm">
          <text:p/>
        </draw:line>
        <draw:line draw:style-name="gr7" draw:text-style-name="P1" draw:layer="layout" svg:x1="26.2cm" svg:y1="14.3cm" svg:x2="26.2cm" svg:y2="16.4cm">
          <text:p/>
        </draw:line>
        <draw:frame draw:style-name="gr13" draw:text-style-name="P6" draw:layer="layout" svg:width="5.8cm" svg:height="0.9cm" svg:x="31.7cm" svg:y="13.9cm">
          <draw:text-box>
            <text:p><text:span text:style-name="T3">Start VM migration</text:span></text:p>
          </draw:text-box>
        </draw:frame>
        <draw:frame draw:style-name="gr13" draw:text-style-name="P7" draw:layer="layout" svg:width="3.7cm" svg:height="0.962cm" svg:x="30.4cm" svg:y="5.338cm">
          <draw:text-box>
            <text:p><text:span text:style-name="T5">Migration</text:span></text:p>
          </draw:text-box>
        </draw:frame>
        <draw:connector draw:style-name="gr17" draw:text-style-name="P1" draw:layer="layout" draw:type="line" svg:x1="25.4cm" svg:y1="7.3cm" svg:x2="5.2cm" svg:y2="9.2cm" draw:start-shape="id1" draw:start-glue-point="3" draw:end-shape="id2" draw:end-glue-point="0" svg:d="m25400 7300-20200 1900">
          <text:p/>
        </draw:connector>
        <draw:line draw:style-name="gr5" draw:text-style-name="P1" draw:layer="layout" svg:x1="4cm" svg:y1="11cm" svg:x2="10.7cm" svg:y2="11cm">
          <text:p/>
        </draw:line>
        <draw:line draw:style-name="gr7" draw:text-style-name="P1" xml:id="id2" draw:id="id2" draw:layer="layout" svg:x1="5.2cm" svg:y1="9.2cm" svg:x2="5.2cm" svg:y2="11.1cm">
          <text:p/>
        </draw:line>
        <draw:frame draw:style-name="gr16" draw:text-style-name="P9" draw:layer="layout" svg:width="3.4cm" svg:height="0.763cm" svg:x="11.2cm" svg:y="10.637cm">
          <draw:text-box>
            <text:p text:style-name="P9"><text:span text:style-name="T7">Time.sleep(x)</text:span></text:p>
          </draw:text-box>
        </draw:frame>
        <draw:line draw:style-name="gr7" draw:text-style-name="P1" draw:layer="layout" svg:x1="25.3cm" svg:y1="22.3cm" svg:x2="9.2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i zupka</meta:initial-creator>
    <meta:creation-date>2012-03-29T10:51:10</meta:creation-date>
    <dc:date>2012-03-29T19:27:23</dc:date>
    <dc:creator>Jiri zupka</dc:creator>
    <meta:editing-duration>PT1H41M3S</meta:editing-duration>
    <meta:editing-cycles>10</meta:editing-cycles>
    <meta:generator>LibreOffice/3.4$Unix LibreOffice_project/340m1$Build-502</meta:generator>
    <meta:document-statistic meta:object-count="61"/>
  </office:meta>
</office:document-meta>
</file>